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25cm" fo:min-width="8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6.85cm" fo:min-width="8.8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35cm" fo:min-width="6.3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35cm" fo:min-width="3.1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35cm" fo:min-width="8.5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35cm" fo:min-width="1.8cm"/>
    </style:style>
    <style:style style:name="gr7" style:family="graphic" style:parent-style-name="objectwithoutfill">
      <style:graphic-properties svg:stroke-width="0.1cm" svg:stroke-color="#00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塗りつぶしなし線なしオブジェクト">
      <style:graphic-properties draw:textarea-vertical-align="middle" draw:ole-draw-aspect="1" style:protect="size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g>
          <draw:custom-shape draw:style-name="gr1" draw:text-style-name="P1" draw:layer="layout" svg:width="9.4cm" svg:height="1.6cm" svg:x="10.3cm" svg:y="3.8cm">
            <text:p text:style-name="P1">Taxi Cruising Support Syste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9.4cm" svg:height="7.2cm" svg:x="10.3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.8cm" svg:height="1.6cm" svg:x="11.7cm" svg:y="5.6cm">
            <text:p text:style-name="P1">Demand predicto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6cm" svg:height="1.6cm" svg:x="10.6cm" svg:y="7.9cm">
            <text:p text:style-name="P1">Databas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6cm" svg:height="1.6cm" svg:x="15.7cm" svg:y="7.9cm">
            <text:p text:style-name="P1">Optimiz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9cm" svg:height="1.6cm" svg:x="10.5cm" svg:y="10.2cm">
            <text:p text:style-name="P1">Interface manag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.3cm" svg:height="1.6cm" svg:x="10.4cm" svg:y="13.4cm">
            <text:p text:style-name="P1">Taxi 1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2" draw:layer="layout" svg:x1="12.8cm" svg:y1="7.9cm" svg:x2="12.8cm" svg:y2="7.2cm">
            <text:p/>
          </draw:line>
          <draw:line draw:style-name="gr7" draw:text-style-name="P2" draw:layer="layout" svg:x1="17.5cm" svg:y1="7.225cm" svg:x2="17.5cm" svg:y2="7.925cm">
            <text:p/>
          </draw:line>
          <draw:line draw:style-name="gr7" draw:text-style-name="P2" draw:layer="layout" svg:x1="12.8cm" svg:y1="10.225cm" svg:x2="12.8cm" svg:y2="9.525cm">
            <text:p/>
          </draw:line>
          <draw:line draw:style-name="gr7" draw:text-style-name="P2" draw:layer="layout" svg:x1="17.5cm" svg:y1="9.5cm" svg:x2="17.5cm" svg:y2="10.2cm">
            <text:p/>
          </draw:line>
          <draw:line draw:style-name="gr7" draw:text-style-name="P2" draw:layer="layout" svg:x1="14.2cm" svg:y1="8.8cm" svg:x2="15.7cm" svg:y2="8.8cm">
            <text:p/>
          </draw:line>
          <draw:custom-shape draw:style-name="gr6" draw:text-style-name="P1" draw:layer="layout" svg:width="2.3cm" svg:height="1.6cm" svg:x="13.1cm" svg:y="13.4cm">
            <text:p text:style-name="P1">Taxi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.3cm" svg:height="1.6cm" svg:x="17.3cm" svg:y="13.4cm">
            <text:p text:style-name="P1">Taxi <text:span text:style-name="T1">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" draw:layer="layout" svg:width="0.2cm" svg:height="0.47cm" svg:x="13.496cm" svg:y="9.985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7" draw:text-style-name="P2" draw:layer="layout" svg:x1="11.3cm" svg:y1="13.4cm" svg:x2="11.3cm" svg:y2="11.85cm">
            <text:p/>
          </draw:line>
          <draw:line draw:style-name="gr7" draw:text-style-name="P2" draw:layer="layout" svg:x1="12cm" svg:y1="11.875cm" svg:x2="12cm" svg:y2="13.425cm">
            <text:p/>
          </draw:line>
          <draw:line draw:style-name="gr7" draw:text-style-name="P2" draw:layer="layout" svg:x1="13.9cm" svg:y1="13.425cm" svg:x2="13.9cm" svg:y2="11.875cm">
            <text:p/>
          </draw:line>
          <draw:line draw:style-name="gr7" draw:text-style-name="P2" draw:layer="layout" svg:x1="18.1cm" svg:y1="13.45cm" svg:x2="18.1cm" svg:y2="11.9cm">
            <text:p/>
          </draw:line>
          <draw:line draw:style-name="gr7" draw:text-style-name="P2" draw:layer="layout" svg:x1="14.6cm" svg:y1="11.85cm" svg:x2="14.6cm" svg:y2="13.4cm">
            <text:p/>
          </draw:line>
          <draw:line draw:style-name="gr7" draw:text-style-name="P2" draw:layer="layout" svg:x1="18.8cm" svg:y1="11.825cm" svg:x2="18.8cm" svg:y2="13.375cm">
            <text:p/>
          </draw:line>
          <draw:frame draw:style-name="gr8" draw:text-style-name="P1" draw:layer="layout" svg:width="1.7cm" svg:height="0.25cm" svg:x="15.496cm" svg:y="14.185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8" draw:text-style-name="P1" draw:layer="layout" svg:width="0.8cm" svg:height="0.81cm" svg:x="18.8cm" svg:y="13.79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01:34:57.099189138</meta:creation-date>
    <dc:date>2017-01-23T02:18:00.316615332</dc:date>
    <meta:editing-duration>PT25M35S</meta:editing-duration>
    <meta:editing-cycles>6</meta:editing-cycles>
    <meta:generator>LibreOffice/5.1.4.2$Linux_X86_64 LibreOffice_project/10m0$Build-2</meta:generator>
    <meta:document-statistic meta:object-count="4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